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Adunaic_5f_Lexicon">
      <style:text-properties fo:font-style="italic" style:font-style-asian="italic" style:font-style-complex="italic"/>
    </style:style>
    <style:style style:name="P2" style:family="paragraph" style:parent-style-name="Adunaic_5f_Lexicon">
      <style:text-properties fo:font-weight="bold" officeooo:rsid="0006bfba" officeooo:paragraph-rsid="0006bfba" style:font-weight-asian="bold" style:font-weight-complex="bold"/>
    </style:style>
    <style:style style:name="P3" style:family="paragraph" style:parent-style-name="Adunaic_5f_Lexicon">
      <style:text-properties fo:font-weight="bold" officeooo:rsid="0009c744" officeooo:paragraph-rsid="0009c74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name-complex="Liberation Serif1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dc23d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ad11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c65ad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dunaic_5f_Lexicon"><text:span text:style-name="T1">Julian</text:span>, “youthful, downy(haired)” <text:span text:style-name="T2">W</text:span><text:span text:style-name="T3">ê</text:span><text:span text:style-name="T2">n</text:span><text:span text:style-name="T3">û</text:span>.</text:p>
      <text:p text:style-name="Adunaic_5f_Lexicon"><text:span text:style-name="T1">Paul</text:span>, “small, humble,” <text:span text:style-name="T2">Miyôn</text:span>.</text:p>
      <text:p text:style-name="Adunaic_5f_Lexicon"><text:span text:style-name="T1">John</text:span>, “God has been gracious (merciful),” <text:span text:style-name="T2">Razû</text:span>.</text:p>
      <text:p text:style-name="Adunaic_5f_Lexicon"><text:span text:style-name="T1">Luke</text:span>, “The Bright One, The One born at Dawn, light-giving (i.e. brilliant, radiant)” <text:span text:style-name="T2">Bilôn/Aglad</text:span>.</text:p>
      <text:p text:style-name="Adunaic_5f_Lexicon"><text:span text:style-name="T1">Sophia</text:span>, “wisdom,” <text:span text:style-name="T2">Sapthêth</text:span>.</text:p>
      <text:p text:style-name="Adunaic_5f_Lexicon"><text:span text:style-name="T1">Dennis (Irish)</text:span>, “brown-haired warrior,” <text:span text:style-name="T2">R</text:span><text:span text:style-name="T3">ô</text:span><text:span text:style-name="T2">suzagrôn</text:span>.</text:p>
      <text:p text:style-name="P1">Tôthsil mî bêtha, ka-bêtha Êrumâ: ka-bêtha Êru.</text:p>
      <text:p text:style-name="Adunaic_5f_Lexicon">"In the beginning was the Word: and the Word was with God: and the Word was God."</text:p>
      <text:p text:style-name="Adunaic_5f_Lexicon"><text:span text:style-name="T1">Nahar</text:span>, <text:span text:style-name="T2">Nakhar(a)</text:span></text:p>
      <text:p text:style-name="Adunaic_5f_Lexicon"><text:span text:style-name="T1">Ossë</text:span>, <text:span text:style-name="T2">Ôssu</text:span> (γus &gt; γaussu &gt; Ôssu)</text:p>
      <text:p text:style-name="P2">Herald<text:span text:style-name="T6">, </text:span><text:span text:style-name="T4">Gatharkhâd</text:span><text:span text:style-name="T8"> </text:span><text:span text:style-name="T9">(“Commander of legion/army”).</text:span></text:p>
      <text:p text:style-name="P3"><text:span text:style-name="T7">Jeremiah</text:span><text:span text:style-name="T8">,</text:span><text:span text:style-name="T4"> </text:span><text:span text:style-name="T5">Barvardôn</text:span><text:span text:style-name="T4"> </text:span><text:span text:style-name="T10">(“God/The Lord exalts”).</text:span></text:p>
      <text:p text:style-name="Adunaic_5f_Lexicon"/>
      <text:p text:style-name="Adunaic_5f_Lexicon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irchallon_27_s_20_Style" style:display-name="Hirchallon's Style" style:family="paragraph" style:parent-style-name="Standard" style:default-outline-level="">
      <style:paragraph-properties fo:margin-left="0in" fo:margin-right="0in" fo:margin-top="0.0835in" fo:margin-bottom="0.111in" style:contextual-spacing="false" fo:line-height="100%" fo:text-indent="0.5in" style:auto-text-indent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Adunaic_5f_Lexicon" style:display-name="Adunaic_Lexicon" style:family="paragraph" style:default-outline-level="">
      <style:paragraph-properties fo:margin-top="0in" fo:margin-bottom="0.111in" style:contextual-spacing="false" fo:line-height="150%" fo:text-align="start" style:justify-single-word="false" fo:orphans="2" fo:widows="2" style:writing-mode="lr-tb"/>
      <style:text-properties fo:color="#000000" loext:opacity="100%" style:font-name="Liberation Serif" fo:font-family="'Liberation Serif'" style:font-family-generic="roman" style:font-pitch="variable" fo:font-size="14pt" style:font-size-asian="14pt"/>
    </style:style>
    <style:style style:name="Adunaic_20_Style" style:display-name="Adunaic Style" style:family="paragraph" style:parent-style-name="Normal_20__28_Web_29_" style:default-outline-level="">
      <loext:graphic-properties draw:fill="solid" draw:fill-color="#ffffff"/>
      <style:paragraph-properties fo:margin-top="0.1665in" fo:margin-bottom="0in" style:contextual-spacing="false" fo:line-height="100%" fo:background-color="#ffffff"/>
      <style:text-properties style:font-name="Liberation Serif" fo:font-family="'Liberation Serif'" style:font-family-generic="roman" style:font-pitch="variable" fo:font-size="14pt" style:font-name-asian="Calibri1" style:font-family-asian="Calibri" style:font-family-generic-asian="system" style:font-pitch-asian="variable" style:font-size-asian="14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remy Morton</meta:initial-creator>
    <meta:editing-cycles>41</meta:editing-cycles>
    <meta:creation-date>2021-02-12T02:07:00</meta:creation-date>
    <dc:date>2022-08-15T11:32:08.620000000</dc:date>
    <meta:editing-duration>PT1H2M31S</meta:editing-duration>
    <meta:generator>LibreOffice/7.1.3.2$Windows_X86_64 LibreOffice_project/47f78053abe362b9384784d31a6e56f8511eb1c1</meta:generator>
    <meta:document-statistic meta:table-count="0" meta:image-count="0" meta:object-count="0" meta:page-count="1" meta:paragraph-count="12" meta:word-count="80" meta:character-count="558" meta:non-whitespace-character-count="490"/>
    <meta:user-defined meta:name="AppVersion">16.0000</meta:user-defined>
    <meta:template xlink:type="simple" xlink:actuate="onRequest" xlink:title="Normal.dotm" xlink:href=""/>
  </office:meta>
</office:document-meta>
</file>